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6pt" officeooo:rsid="00016baa" officeooo:paragraph-rsid="00016baa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officeooo:rsid="00031ef0" officeooo:paragraph-rsid="00031ef0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officeooo:rsid="0006e887" officeooo:paragraph-rsid="0006e887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6pt" officeooo:rsid="001c9ce5" officeooo:paragraph-rsid="001c9ce5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weight="bold" officeooo:rsid="0003a08e" officeooo:paragraph-rsid="00031ef0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fo:font-weight="normal" officeooo:rsid="00016baa" officeooo:paragraph-rsid="00016baa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fo:font-weight="normal" officeooo:rsid="00075b9c" officeooo:paragraph-rsid="00075b9c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fo:font-weight="normal" officeooo:rsid="00093c72" officeooo:paragraph-rsid="00093c72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font-weight="normal" officeooo:rsid="0003a08e" officeooo:paragraph-rsid="0003a08e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6pt" fo:font-weight="normal" officeooo:rsid="000a1ff4" officeooo:paragraph-rsid="000a1ff4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fo:font-weight="normal" officeooo:rsid="000b64c3" officeooo:paragraph-rsid="000addbe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6pt" fo:font-weight="normal" officeooo:rsid="000d51e9" officeooo:paragraph-rsid="000d51e9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6pt" fo:font-weight="normal" officeooo:rsid="000e4275" officeooo:paragraph-rsid="000e4275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6pt" fo:font-weight="normal" officeooo:rsid="001023ac" officeooo:paragraph-rsid="001023ac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6pt" fo:font-weight="normal" officeooo:rsid="00115f77" officeooo:paragraph-rsid="00115f77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6pt" fo:font-weight="normal" officeooo:rsid="0017b5dd" officeooo:paragraph-rsid="0017b5dd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6pt" fo:font-weight="normal" officeooo:rsid="0018e310" officeooo:paragraph-rsid="0018e310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6pt" fo:font-weight="normal" officeooo:rsid="00258265" officeooo:paragraph-rsid="00258265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20pt" fo:font-weight="bold" officeooo:rsid="00016baa" officeooo:paragraph-rsid="00016baa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20pt" fo:font-weight="bold" officeooo:rsid="00075b9c" officeooo:paragraph-rsid="00075b9c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6pt" fo:font-weight="normal" officeooo:rsid="00075b9c" officeooo:paragraph-rsid="00075b9c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Arial" fo:font-size="16pt" fo:font-style="normal" fo:font-weight="normal" officeooo:rsid="00075b9c" officeooo:paragraph-rsid="00075b9c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Arial" fo:font-size="16pt" fo:font-style="normal" fo:font-weight="normal" officeooo:rsid="00093c72" officeooo:paragraph-rsid="00093c72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Arial" fo:font-size="16pt" fo:font-style="normal" fo:font-weight="normal" officeooo:rsid="000d51e9" officeooo:paragraph-rsid="000d51e9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023ac" officeooo:paragraph-rsid="001023ac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7b5dd" officeooo:paragraph-rsid="0017b5dd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8e310" officeooo:paragraph-rsid="0018e310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a385d" officeooo:paragraph-rsid="001a385d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a6c8e" officeooo:paragraph-rsid="001a385d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a6c8e" officeooo:paragraph-rsid="001a6c8e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ac171" officeooo:paragraph-rsid="001ac171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c1cb4" officeooo:paragraph-rsid="001ac171" style:font-size-asian="14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d8fc1" officeooo:paragraph-rsid="001d8fc1" style:font-size-asian="14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e057c" officeooo:paragraph-rsid="001e057c" style:font-size-asian="14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20e3e7" officeooo:paragraph-rsid="0020e3e7" style:font-size-asian="14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263fb4" officeooo:paragraph-rsid="00263fb4" style:font-size-asian="14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1a385d" officeooo:paragraph-rsid="001a385d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1ac171" officeooo:paragraph-rsid="001ac171" style:font-size-asian="14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1d8fc1" officeooo:paragraph-rsid="001d8fc1" style:font-size-asian="14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1e057c" officeooo:paragraph-rsid="001e057c" style:font-size-asian="14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20e3e7" officeooo:paragraph-rsid="0020e3e7" style:font-size-asian="14pt" style:font-style-asian="normal" style:font-weight-asian="bold" style:font-size-complex="16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263fb4" officeooo:paragraph-rsid="00263fb4" style:font-size-asian="14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1a6c8e" officeooo:paragraph-rsid="001a6c8e" style:font-size-asian="14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280a97" officeooo:paragraph-rsid="00280a97" style:font-size-asian="14pt" style:font-style-asian="normal" style:font-weight-asian="bold" style:font-size-complex="16pt" style:font-style-complex="normal" style:font-weight-complex="bold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Arial" fo:font-size="16pt" officeooo:rsid="00016baa" officeooo:paragraph-rsid="00016baa" style:font-size-asian="14pt" style:font-size-complex="16pt"/>
    </style:style>
    <style:style style:name="P46" style:family="paragraph" style:parent-style-name="Standard" style:list-style-name="L1">
      <style:paragraph-properties fo:text-align="justify" style:justify-single-word="false"/>
      <style:text-properties style:font-name="Arial" fo:font-size="16pt" officeooo:rsid="00031ef0" officeooo:paragraph-rsid="00031ef0" style:font-size-asian="14pt" style:font-size-complex="16pt"/>
    </style:style>
    <style:style style:name="P47" style:family="paragraph" style:parent-style-name="Standard" style:list-style-name="L3">
      <style:paragraph-properties fo:text-align="justify" style:justify-single-word="false"/>
      <style:text-properties style:font-name="Arial" fo:font-size="16pt" officeooo:rsid="00031ef0" officeooo:paragraph-rsid="00031ef0" style:font-size-asian="14pt" style:font-size-complex="16pt"/>
    </style:style>
    <style:style style:name="P48" style:family="paragraph" style:parent-style-name="Standard" style:list-style-name="L4">
      <style:paragraph-properties fo:text-align="justify" style:justify-single-word="false"/>
      <style:text-properties style:font-name="Arial" fo:font-size="16pt" officeooo:rsid="00031ef0" officeooo:paragraph-rsid="00031ef0" style:font-size-asian="14pt" style:font-size-complex="16pt"/>
    </style:style>
    <style:style style:name="P49" style:family="paragraph" style:parent-style-name="Standard" style:list-style-name="L2">
      <style:paragraph-properties fo:text-align="justify" style:justify-single-word="false"/>
      <style:text-properties style:font-name="Arial" fo:font-size="16pt" fo:font-weight="bold" officeooo:rsid="001c9ce5" officeooo:paragraph-rsid="001c9ce5" style:font-size-asian="14pt" style:font-weight-asian="bold" style:font-size-complex="16pt" style:font-weight-complex="bold"/>
    </style:style>
    <style:style style:name="P50" style:family="paragraph" style:parent-style-name="Standard" style:list-style-name="L5">
      <style:paragraph-properties fo:text-align="justify" style:justify-single-word="false"/>
      <style:text-properties style:font-name="Arial" fo:font-size="16pt" fo:font-weight="bold" officeooo:rsid="0003a08e" officeooo:paragraph-rsid="0003a08e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a6c8e" officeooo:paragraph-rsid="001a6c8e" style:font-size-asian="14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280a97" officeooo:paragraph-rsid="00280a97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color="#c9211e" loext:opacity="100%" fo:font-style="italic" style:font-style-asian="italic" style:font-style-complex="italic"/>
    </style:style>
    <style:style style:name="T2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c9211e" loext:opacity="100%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color="#0084d1" loext:opacity="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a08e" style:font-weight-asian="bold" style:font-weight-complex="bold"/>
    </style:style>
    <style:style style:name="T8" style:family="text">
      <style:text-properties fo:font-weight="bold" officeooo:rsid="000d2a04" style:font-weight-asian="bold" style:font-weight-complex="bold"/>
    </style:style>
    <style:style style:name="T9" style:family="text">
      <style:text-properties officeooo:rsid="0003a08e"/>
    </style:style>
    <style:style style:name="T10" style:family="text">
      <style:text-properties fo:color="#7e0021" loext:opacity="100%" fo:font-style="italic" officeooo:rsid="0003a08e" style:font-style-asian="italic" style:font-style-complex="italic"/>
    </style:style>
    <style:style style:name="T11" style:family="text">
      <style:text-properties fo:color="#7e0021" loext:opacity="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a6c8e" style:font-weight-asian="normal" style:font-weight-complex="normal"/>
    </style:style>
    <style:style style:name="T14" style:family="text">
      <style:text-properties fo:font-weight="normal" officeooo:rsid="001c1cb4" style:font-weight-asian="normal" style:font-weight-complex="normal"/>
    </style:style>
    <style:style style:name="T15" style:family="text">
      <style:text-properties fo:font-weight="normal" officeooo:rsid="001c9ce5" style:font-weight-asian="normal" style:font-weight-complex="normal"/>
    </style:style>
    <style:style style:name="T16" style:family="text">
      <style:text-properties fo:font-weight="normal" officeooo:rsid="001e057c" style:font-weight-asian="normal" style:font-weight-complex="normal"/>
    </style:style>
    <style:style style:name="T17" style:family="text">
      <style:text-properties fo:font-weight="normal" officeooo:rsid="0003a08e" style:font-weight-asian="normal" style:font-weight-complex="normal"/>
    </style:style>
    <style:style style:name="T18" style:family="text">
      <style:text-properties fo:font-weight="normal" officeooo:rsid="00280a97" style:font-weight-asian="normal" style:font-weight-complex="normal"/>
    </style:style>
    <style:style style:name="T19" style:family="text">
      <style:text-properties officeooo:rsid="00075b9c"/>
    </style:style>
    <style:style style:name="T20" style:family="text">
      <style:text-properties style:font-name="Arial"/>
    </style:style>
    <style:style style:name="T21" style:family="text">
      <style:text-properties style:use-window-font-color="true" loext:opacity="0%"/>
    </style:style>
    <style:style style:name="T22" style:family="text">
      <style:text-properties style:use-window-font-color="true" loext:opacity="0%" fo:font-style="normal" style:font-style-asian="normal" style:font-style-complex="normal"/>
    </style:style>
    <style:style style:name="T23" style:family="text">
      <style:text-properties style:use-window-font-color="true" loext:opacity="0%" fo:font-style="normal" officeooo:rsid="0015792c" style:font-style-asian="normal" style:font-style-complex="normal"/>
    </style:style>
    <style:style style:name="T24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0d2a04"/>
    </style:style>
    <style:style style:name="T26" style:family="text">
      <style:text-properties fo:color="#000000" loext:opacity="100%" fo:font-style="normal" style:font-style-asian="normal" style:font-style-complex="normal"/>
    </style:style>
    <style:style style:name="T27" style:family="text">
      <style:text-properties fo:color="#000000" loext:opacity="100%" fo:font-style="normal" officeooo:rsid="001023ac" style:font-style-asian="normal" style:font-style-complex="normal"/>
    </style:style>
    <style:style style:name="T28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officeooo:rsid="001c1cb4"/>
    </style:style>
    <style:style style:name="T30" style:family="text">
      <style:text-properties officeooo:rsid="001c9ce5"/>
    </style:style>
    <style:style style:name="T31" style:family="text">
      <style:text-properties officeooo:rsid="001e057c"/>
    </style:style>
    <style:style style:name="T32" style:family="text">
      <style:text-properties officeooo:rsid="00280a9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omandos linux</text:p>
      <text:p text:style-name="P6"/>
      <text:p text:style-name="P21">ls <text:span text:style-name="T20">(mostra os arquivos dentro de um diretório)</text:span></text:p>
      <text:p text:style-name="P21">ls -a <text:span text:style-name="T20">(mostra arquivos ocultos em um diretório)</text:span></text:p>
      <text:p text:style-name="P21"/>
      <text:p text:style-name="P7">touch <text:span text:style-name="T1">nomeArquivo.extensão </text:span><text:span text:style-name="T22">(cria um arquivo)</text:span></text:p>
      <text:p text:style-name="P7"><text:span text:style-name="T22">rm </text:span><text:span text:style-name="T1">nomeArquivo.extensão</text:span><text:span text:style-name="T22"> (deleta um arquivo)</text:span></text:p>
      <text:p text:style-name="P22"/>
      <text:p text:style-name="P8"><text:span text:style-name="T22">mkdir </text:span><text:span text:style-name="T1">nomeDiretório</text:span><text:span text:style-name="T22"> (cria um diretório)</text:span></text:p>
      <text:p text:style-name="P8"><text:span text:style-name="T22">rmdir </text:span><text:span text:style-name="T1">nomeDiretório</text:span><text:span text:style-name="T22"> (deleta um diretório / pasta)</text:span></text:p>
      <text:p text:style-name="P18"><text:span text:style-name="T22">rm </text:span><text:span text:style-name="T1">nomeArquivo</text:span><text:span text:style-name="T22"> (deleta um arquivo dentro de uma pasta)</text:span></text:p>
      <text:p text:style-name="P23"/>
      <text:p text:style-name="P8"><text:span text:style-name="T22">cat </text:span><text:span text:style-name="T1">nomeArquivo.extensão</text:span><text:span text:style-name="T22"> (mostra no terminal o conteúdo de um arquivo)</text:span></text:p>
      <text:p text:style-name="P23"/>
      <text:p text:style-name="P22">clear / Ctrl + L (limpa a tela)</text:p>
      <text:p text:style-name="P6"/>
      <text:p text:style-name="P19">GIT</text:p>
      <text:p text:style-name="P1"/>
      <text:p text:style-name="P3">git --version (mostra a versão do git)</text:p>
      <text:p text:style-name="P3">git config –global –list (mostra o usuário e o e-mail <text:span text:style-name="T19">utilizados</text:span>)</text:p>
      <text:p text:style-name="P2"/>
      <text:p text:style-name="P2">1 – Inserindo e-mail e usuário no git</text:p>
      <text:p text:style-name="P1"/>
      <text:list text:style-name="L1">
        <text:list-item>
          <text:p text:style-name="P45"><text:span text:style-name="T4">git</text:span><text:span text:style-name="T6"> config --global user.email</text:span> “<text:span text:style-name="T1">escreva o e-mail</text:span>”</text:p>
        </text:list-item>
        <text:list-item>
          <text:p text:style-name="P46"><text:span text:style-name="T6">git config --global user.name</text:span> “<text:span text:style-name="T1">escreva o nome</text:span>”</text:p>
        </text:list-item>
      </text:list>
      <text:p text:style-name="P2"/>
      <text:p text:style-name="P4">2 – Definindo o editor de texto (<text:span text:style-name="T1">visual studio code</text:span>) para o git</text:p>
      <text:p text:style-name="P4"/>
      <text:list text:style-name="L2">
        <text:list-item>
          <text:p text:style-name="P49">git config --global core.editor “code --wait”</text:p>
        </text:list-item>
      </text:list>
      <text:p text:style-name="P2"/>
      <text:p text:style-name="P2"><text:span text:style-name="T30">3</text:span> – Iniciando um repositório git</text:p>
      <text:p text:style-name="P2"/>
      <text:list text:style-name="L3">
        <text:list-item>
          <text:p text:style-name="P47"><text:span text:style-name="T6">git init</text:span> (<text:span text:style-name="T1">gera a branch main ou master</text:span>)</text:p>
        </text:list-item>
      </text:list>
      <text:p text:style-name="P2"><text:span text:style-name="T25">Obs.: se o git init gerar a branch master, use o </text:span><text:span text:style-name="T8">git branch -M main</text:span><text:span text:style-name="T25"> para renomear a master para main, caso contrário, haverá erros ao fazer o git pull ou git push.</text:span></text:p>
      <text:p text:style-name="P2"/>
      <text:p text:style-name="P2"><text:soft-page-break/><text:span text:style-name="T30">4</text:span> – Salvando arquivos dentro do repositório</text:p>
      <text:p text:style-name="P2"/>
      <text:list text:style-name="L4">
        <text:list-item>
          <text:p text:style-name="P48"><text:span text:style-name="T6">git status</text:span> (<text:span text:style-name="T1">verifica se algo foi inserido ou modificado no repositório</text:span>)</text:p>
        </text:list-item>
        <text:list-item>
          <text:p text:style-name="P48"><text:span text:style-name="T6">git add</text:span> <text:span text:style-name="T5">nome</text:span>.<text:span text:style-name="T5">extensão</text:span>(<text:span text:style-name="T10">deixa os arquivos prontos para serem commitados</text:span>)</text:p>
        </text:list-item>
      </text:list>
      <text:p text:style-name="P2"/>
      <text:p text:style-name="P2"><text:span text:style-name="T9">Obs.: caso queira deixar mais de arquivo pronto para ser commitado ao mesmo tempo, use o comando </text:span><text:span text:style-name="T7">git add. </text:span><text:span text:style-name="T17">.</text:span></text:p>
      <text:p text:style-name="P5"/>
      <text:list text:style-name="L5">
        <text:list-item>
          <text:p text:style-name="P50">git commit -m <text:span text:style-name="T12">“” (</text:span><text:span text:style-name="T11">salva os arquivos dentro do respositório</text:span><text:span text:style-name="T12">)</text:span></text:p>
        </text:list-item>
      </text:list>
      <text:p text:style-name="P9"/>
      <text:p text:style-name="P10"><text:span text:style-name="T30">5</text:span> – Visualizando o histórico dos commits</text:p>
      <text:p text:style-name="P10"/>
      <text:p text:style-name="P10"><text:span text:style-name="T6">git log</text:span> (visualiza os commits)</text:p>
      <text:p text:style-name="P10"><text:span text:style-name="T6">git log --oneline</text:span> (visualiza apenas o título e uma parte do hash)</text:p>
      <text:p text:style-name="P10"><text:span text:style-name="T6">git log --graph</text:span> (visualiza os commits em forma de gráfico)</text:p>
      <text:p text:style-name="P11"/>
      <text:p text:style-name="P13"><text:span text:style-name="T30">6</text:span> – Desfazendo commit</text:p>
      <text:p text:style-name="P13"/>
      <text:p text:style-name="P13"><text:span text:style-name="T6">git checkout</text:span> <text:span text:style-name="T1">hash do commit</text:span><text:span text:style-name="T26"> (</text:span><text:span text:style-name="T27">desfaz commits posteriores ao usado no git checkout</text:span><text:span text:style-name="T26">)</text:span></text:p>
      <text:p text:style-name="P11"/>
      <text:p text:style-name="P15"><text:span text:style-name="T6">git revert</text:span> <text:span text:style-name="T1">hash do commit</text:span><text:span text:style-name="T26"> (desfaz um commit específico e mantém os outros commits inalterados)</text:span></text:p>
      <text:p text:style-name="P11"/>
      <text:p text:style-name="P12"><text:span text:style-name="T6">git reset --hard</text:span> <text:span text:style-name="T1">hash do commit</text:span><text:span text:style-name="T22"> (desfaz um git pull, deve-se usar o último hash usado antes de executar o git pull, </text:span><text:span text:style-name="T23">desfaz comiits posteriores ao hash usado no git reset --hard</text:span><text:span text:style-name="T22">).</text:span></text:p>
      <text:p text:style-name="P24"/>
      <text:p text:style-name="P14"><text:span text:style-name="T24">git checkout</text:span><text:span text:style-name="T22"> </text:span><text:span text:style-name="T1">nome da branch</text:span><text:span text:style-name="T26"> (sai de uma branch e vai para outra branch)</text:span></text:p>
      <text:p text:style-name="P25"/>
      <text:p text:style-name="P26"><text:span text:style-name="T30">7</text:span> – Ignorando arquivos</text:p>
      <text:p text:style-name="P26"/>
      <text:p text:style-name="P16"><text:span text:style-name="T26">Dentro do diretório main, crie um arquivo chamado </text:span><text:span text:style-name="T28">.gitignore</text:span><text:span text:style-name="T26">, adicione ao .gitignore os arquivo que você não quer que sejam rastreados, adicionados e commitados.</text:span></text:p>
      <text:p text:style-name="P26"/>
      <text:p text:style-name="P17"><text:soft-page-break/><text:span text:style-name="T26">O .gitignore é um arquivo de texto, quando se coloca um </text:span><text:span text:style-name="T1">arquivo.extensão</text:span><text:span text:style-name="T26"> dentro do .gitignnore, arquivo adicionado não será ratreado, adicionado e commitado.</text:span></text:p>
      <text:p text:style-name="P27"/>
      <text:p text:style-name="P27">É possível adicionar uma pasta / diretório ao .gitignore, mas a pasta não poderá estar vazia.</text:p>
      <text:p text:style-name="P27"/>
      <text:p text:style-name="P28"><text:span text:style-name="T30">8</text:span> – Criando branches</text:p>
      <text:p text:style-name="P28"/>
      <text:p text:style-name="P28"><text:span text:style-name="T6">git branch</text:span> <text:span text:style-name="T1">nomeBranch</text:span><text:span text:style-name="T21"> (cria uma branch)</text:span></text:p>
      <text:p text:style-name="P28"/>
      <text:p text:style-name="P28"><text:span text:style-name="T30">9</text:span> – listando branches</text:p>
      <text:p text:style-name="P28"/>
      <text:p text:style-name="P37">git branch<text:span text:style-name="T12"> (mostra todas as branches criadas), </text:span><text:span text:style-name="T13">o asterisco (*) mostra a branch selecionada (branch atual)</text:span></text:p>
      <text:p text:style-name="P28"/>
      <text:p text:style-name="P37"><text:span text:style-name="T15">10</text:span><text:span text:style-name="T12"> – </text:span><text:span text:style-name="T13">mudando de branch</text:span></text:p>
      <text:p text:style-name="P29"/>
      <text:p text:style-name="P43">git checkout<text:span text:style-name="T12"> </text:span><text:span text:style-name="T2">nomeDaBranch</text:span><text:span text:style-name="T12"> (sai da branch atual e vai para branch escolhida)</text:span></text:p>
      <text:p text:style-name="P30"/>
      <text:p text:style-name="P52">11 – Excluindo branches</text:p>
      <text:p text:style-name="P52"/>
      <text:p text:style-name="P44">git branch -d<text:span text:style-name="T12"> </text:span><text:span text:style-name="T2">nomeDaBranch</text:span><text:span text:style-name="T12"> (exclui a branch somente depois de fazer o git merge).</text:span></text:p>
      <text:p text:style-name="P52"/>
      <text:p text:style-name="P44">git branch -D<text:span text:style-name="T12"> </text:span><text:span text:style-name="T2">nomeDaBranch</text:span><text:span text:style-name="T12"> (exclui a branch mesmo sem ter feito o git merge).</text:span></text:p>
      <text:p text:style-name="P30"/>
      <text:p text:style-name="P30">1<text:span text:style-name="T32">2</text:span> – unindo branches (merge)</text:p>
      <text:p text:style-name="P30"/>
      <text:p text:style-name="P38"><text:span text:style-name="T12">Volte para a branch </text:span>main<text:span text:style-name="T12"> (ou brnach destino de for unir alguma branch que não seja a main).</text:span></text:p>
      <text:p text:style-name="P31"/>
      <text:p text:style-name="P38">git merge <text:span text:style-name="T2">nomeBranch</text:span><text:span text:style-name="T14"> (a branch nomeBranch irá se unir a branch destino, que geralmente é a </text:span><text:span text:style-name="T29">main</text:span><text:span text:style-name="T14">)</text:span></text:p>
      <text:p text:style-name="P32"/>
      <text:p text:style-name="P39"><text:span text:style-name="T14">1</text:span><text:span text:style-name="T18">3</text:span><text:span text:style-name="T12"> – Enviando arquivos do repositório local (git) para o repositório na nuvem (github)</text:span></text:p>
      <text:p text:style-name="P33"><text:soft-page-break/></text:p>
      <text:p text:style-name="P33">Entre no github e crie um repositório, selecione o endereço ou chave ssh e faça os seguintes passos:</text:p>
      <text:p text:style-name="P33"/>
      <text:p text:style-name="P39">git remote -v<text:span text:style-name="T12"> (verifica se o endereço ou chave ssh do repositório está vinculado ao git)</text:span></text:p>
      <text:p text:style-name="P33"/>
      <text:p text:style-name="P39">git remote -add origin<text:span text:style-name="T12"> </text:span><text:span text:style-name="T2">endereço_repositório_github</text:span><text:span text:style-name="T12"> (vincula o endereço do repositório github à palavra </text:span>origin<text:span text:style-name="T12">, </text:span><text:span text:style-name="T16">para habilitar o push e o pull</text:span><text:span text:style-name="T12">), </text:span><text:span text:style-name="T31">importante</text:span><text:span text:style-name="T16">, faça isso na branch </text:span><text:span text:style-name="T31">main</text:span><text:span text:style-name="T16">.</text:span></text:p>
      <text:p text:style-name="P33"/>
      <text:p text:style-name="P40"><text:span text:style-name="T12">Obs.: se não inserir a palavra </text:span>origin<text:span text:style-name="T12"> no </text:span>git remote -add<text:span text:style-name="T12">, todas as vezes que for fazer um push ou pull, terá que colocar o endereço do repositório github no push ou pull.</text:span></text:p>
      <text:p text:style-name="P34"/>
      <text:p text:style-name="P41">git remote rm origin<text:span text:style-name="T12"> (</text:span><text:span text:style-name="T2">desvincula a palavra origin do endereço do repositório no github</text:span><text:span text:style-name="T12">)</text:span></text:p>
      <text:p text:style-name="P35"/>
      <text:p text:style-name="P41">git remote rename origin origin_diferente<text:span text:style-name="T12"> (</text:span><text:span text:style-name="T2">renomeia a palavra origin para outra palavra de sua escolha, após o rename, a 1ª palavra é a atual, a 2ª palavra será o novo nome</text:span><text:span text:style-name="T12">)</text:span></text:p>
      <text:p text:style-name="P34"/>
      <text:p text:style-name="P40">git push origin main<text:span text:style-name="T12"> (</text:span><text:span text:style-name="T2">envia os arquivos do git para o github</text:span><text:span text:style-name="T12">)</text:span></text:p>
      <text:p text:style-name="P40">git pull origin main<text:span text:style-name="T12"> (</text:span><text:span text:style-name="T3">envia os arquivos do github para o git</text:span><text:span text:style-name="T12">)</text:span></text:p>
      <text:p text:style-name="P34"/>
      <text:p text:style-name="P36">1<text:span text:style-name="T32">4</text:span> – removendo arquivos do diretório</text:p>
      <text:p text:style-name="P36"/>
      <text:p text:style-name="P42">git rm<text:span text:style-name="T12"> </text:span><text:span text:style-name="T3">nomeArquivo</text:span><text:span text:style-name="T12"> </text:span></text:p>
      <text:p text:style-name="P36"/>
      <text:p text:style-name="P36">Obs.: Após remover os arquivos com o comando git rm, deverá ser feito o commit para confirmar a remoção.</text:p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7T20:32:54.565000000</dc:date>
    <meta:editing-duration>PT5H21M43S</meta:editing-duration>
    <meta:editing-cycles>25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63" meta:word-count="736" meta:character-count="4289" meta:non-whitespace-character-count="3617"/>
  </office:meta>
</office:document-meta>
</file>